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8342"/>
    </style:style>
    <style:style style:name="P2" style:family="paragraph" style:parent-style-name="Standard">
      <style:paragraph-properties fo:text-align="center" style:justify-single-word="false"/>
      <style:text-properties officeooo:rsid="00167d69" officeooo:paragraph-rsid="00167d69"/>
    </style:style>
    <style:style style:name="P3" style:family="paragraph" style:parent-style-name="Standard">
      <style:paragraph-properties fo:text-align="start" style:justify-single-word="false"/>
      <style:text-properties officeooo:rsid="00167d69" officeooo:paragraph-rsid="00167d69"/>
    </style:style>
    <style:style style:name="P4" style:family="paragraph" style:parent-style-name="Standard">
      <style:paragraph-properties fo:text-align="start" style:justify-single-word="false"/>
      <style:text-properties officeooo:rsid="001774f8" officeooo:paragraph-rsid="0017f659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4834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7d69" officeooo:paragraph-rsid="0017f65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74f8" officeooo:paragraph-rsid="001774f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74f8" officeooo:paragraph-rsid="00184af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74f8" officeooo:paragraph-rsid="0017f65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95a96" officeooo:paragraph-rsid="00195a9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95a96" officeooo:paragraph-rsid="001b1ae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7313" officeooo:paragraph-rsid="001c731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c7313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774f8" officeooo:paragraph-rsid="001774f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74f8" officeooo:paragraph-rsid="00184af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74f8" officeooo:paragraph-rsid="0017f65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67d69" officeooo:paragraph-rsid="00167d6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67d69" officeooo:paragraph-rsid="0017f65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14834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paragraph-rsid="001c731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95a96" officeooo:paragraph-rsid="00195a9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ource Sans Pro" fo:font-size="12pt" fo:letter-spacing="normal" fo:font-style="normal" fo:font-weight="normal" officeooo:rsid="001c7313" officeooo:paragraph-rsid="001c731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ource Sans Pro" fo:font-size="12pt" fo:letter-spacing="normal" fo:font-style="normal" fo:font-weight="normal" officeooo:rsid="001c7313" officeooo:paragraph-rsid="001d7c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ource Sans Pro" fo:font-size="12pt" fo:letter-spacing="normal" fo:font-style="normal" fo:font-weight="bold" officeooo:rsid="001c7313" officeooo:paragraph-rsid="001c7313" style:font-weight-asian="bold" style:font-weight-complex="bold"/>
    </style:style>
    <style:style style:name="P25" style:family="paragraph" style:parent-style-name="Standard">
      <style:paragraph-properties fo:margin-left="0cm" fo:margin-right="0cm" fo:margin-top="0.106cm" fo:margin-bottom="0.106cm" style:contextual-spacing="false" fo:text-align="justify" style:justify-single-word="false" fo:orphans="2" fo:widows="2" fo:text-indent="0.794cm" style:auto-text-indent="false"/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447777" loext:opacity="100%" style:font-name="Source Sans Pro" fo:font-size="13.5pt" fo:letter-spacing="normal" fo:font-style="normal" fo:font-weight="normal" officeooo:rsid="001c7313" officeooo:paragraph-rsid="001c731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447777" loext:opacity="100%" style:font-name="Source Sans Pro" fo:font-size="13.5pt" fo:letter-spacing="normal" fo:font-style="normal" fo:font-weight="bold" officeooo:rsid="001c7313" officeooo:paragraph-rsid="001d7cc5" style:font-weight-asian="bold" style:font-weight-complex="bold"/>
    </style:style>
    <style:style style:name="T1" style:family="text">
      <style:text-properties officeooo:rsid="001774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659" style:font-weight-asian="bold" style:font-weight-complex="bold"/>
    </style:style>
    <style:style style:name="T4" style:family="text">
      <style:text-properties officeooo:rsid="0017f659"/>
    </style:style>
    <style:style style:name="T5" style:family="text">
      <style:text-properties officeooo:rsid="00184afe"/>
    </style:style>
    <style:style style:name="T6" style:family="text">
      <style:text-properties fo:font-variant="normal" fo:text-transform="none" fo:color="#000000" loext:opacity="100%" style:font-name="Ubuntu mono" fo:font-size="12pt" fo:letter-spacing="normal" fo:font-style="normal"/>
    </style:style>
    <style:style style:name="T7" style:family="text">
      <style:text-properties fo:font-variant="normal" fo:text-transform="none" fo:color="#000000" loext:opacity="100%" style:font-name="Ubuntu mono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Ubuntu mono" fo:font-size="12pt" fo:letter-spacing="normal" fo:font-style="normal" fo:font-weight="normal" officeooo:rsid="001774f8"/>
    </style:style>
    <style:style style:name="T9" style:family="text">
      <style:text-properties fo:font-variant="normal" fo:text-transform="none" fo:color="#000000" loext:opacity="100%" style:font-name="Ubuntu mono" fo:font-size="12pt" fo:letter-spacing="normal" fo:font-style="normal" fo:font-weight="normal" officeooo:rsid="001774f8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Ubuntu mono" fo:font-size="12pt" fo:letter-spacing="normal" fo:font-style="normal" fo:font-weight="normal" officeooo:rsid="001b1ae4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Ubuntu mono" fo:font-size="12pt" fo:letter-spacing="normal" fo:font-style="normal" officeooo:rsid="001774f8"/>
    </style:style>
    <style:style style:name="T12" style:family="text">
      <style:text-properties fo:font-variant="normal" fo:text-transform="none" fo:color="#000000" loext:opacity="100%" style:font-name="Ubuntu mono" fo:font-size="12pt" fo:letter-spacing="normal" fo:font-style="normal" officeooo:rsid="001b1ae4"/>
    </style:style>
    <style:style style:name="T13" style:family="text">
      <style:text-properties fo:font-variant="normal" fo:text-transform="none" fo:color="#000000" loext:opacity="100%" style:font-name="Ubuntu mono" fo:font-size="12pt" fo:letter-spacing="normal" fo:font-style="normal" officeooo:rsid="001774f8" style:font-weight-asian="bold" style:font-weight-complex="bold"/>
    </style:style>
    <style:style style:name="T14" style:family="text">
      <style:text-properties fo:color="#000000" loext:opacity="100%" style:font-name="Ubuntu mono" fo:font-size="12pt"/>
    </style:style>
    <style:style style:name="T15" style:family="text">
      <style:text-properties style:font-name="Ubuntu mono"/>
    </style:style>
    <style:style style:name="T16" style:family="text">
      <style:text-properties style:font-name="Source Sans Pro" fo:font-size="12pt" fo:font-style="normal"/>
    </style:style>
    <style:style style:name="T17" style:family="text">
      <style:text-properties style:font-name="Source Sans Pro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IE 1 – LES VARIABLES ÉNONCE DES EXERCICES</text:p>
      <text:p text:style-name="P1"/>
      <text:p text:style-name="P1"/>
      <text:p text:style-name="P19">Exercice 1.1</text:p>
      <text:p text:style-name="P18">Variables A, B en Entier </text:p>
      <text:p text:style-name="P18"/>
      <text:p text:style-name="P18">Début </text:p>
      <text:p text:style-name="P6">A ← 1<text:tab/><text:tab/><text:span text:style-name="T4">A= 1</text:span></text:p>
      <text:p text:style-name="P6">B ← A + 3<text:tab/><text:span text:style-name="T4">B=4</text:span></text:p>
      <text:p text:style-name="P6">A ← 3 <text:tab/><text:tab/><text:span text:style-name="T4">A=3</text:span></text:p>
      <text:p text:style-name="P6">Fin</text:p>
      <text:p text:style-name="P3"/>
      <text:p text:style-name="P2"/>
      <text:p text:style-name="P17">Exercice 1.2</text:p>
      <text:p text:style-name="P16">Variables A, B, C en Entier </text:p>
      <text:p text:style-name="P4"><text:span text:style-name="T2"/></text:p>
      <text:p text:style-name="P4"><text:span text:style-name="T2">Début</text:span></text:p>
      <text:p text:style-name="P4"><text:span text:style-name="T2"><text:s/>A ← 5 <text:tab/></text:span><text:span text:style-name="T3">A=5</text:span></text:p>
      <text:p text:style-name="P4"><text:span text:style-name="T2">B ← 3 <text:tab/><text:tab/></text:span><text:span text:style-name="T3">B=3</text:span></text:p>
      <text:p text:style-name="P4"><text:span text:style-name="T2">C ← A + B <text:tab/></text:span><text:span text:style-name="T3">C=8</text:span></text:p>
      <text:p text:style-name="P4"><text:span text:style-name="T2">A ← 2<text:tab/><text:tab/></text:span><text:span text:style-name="T3">A=2</text:span></text:p>
      <text:p text:style-name="P4"><text:span text:style-name="T2"><text:s/>C ← B – A <text:tab/></text:span><text:span text:style-name="T3">C=1</text:span></text:p>
      <text:p text:style-name="P4"><text:span text:style-name="T2">Fin </text:span></text:p>
      <text:p text:style-name="P7"/>
      <text:p text:style-name="P7">Exercice 1.3</text:p>
      <text:p text:style-name="P4"/>
      <text:p text:style-name="P4">Variables A, B en Entier </text:p>
      <text:p text:style-name="P4">Début</text:p>
      <text:p text:style-name="P8"><text:s/></text:p>
      <text:p text:style-name="P8">A ← 5 <text:tab/><text:span text:style-name="T4">A=5</text:span></text:p>
      <text:p text:style-name="P9">B ← A + 4 <text:tab/><text:span text:style-name="T4">B=9</text:span></text:p>
      <text:p text:style-name="P9">A ← A + 1 <text:tab/><text:span text:style-name="T5">A=6</text:span></text:p>
      <text:p text:style-name="P9">B ← A – 4 <text:tab/><text:span text:style-name="T5">B=2</text:span></text:p>
      <text:p text:style-name="P9">Fin</text:p>
      <text:p text:style-name="P7"/>
      <text:p text:style-name="P14">Exercice 1.4</text:p>
      <text:p text:style-name="P15">Variables A, B, C en Entier </text:p>
      <text:p text:style-name="P15">Début </text:p>
      <text:p text:style-name="P8"/>
      <text:p text:style-name="P8">A ← 3 <text:tab/><text:tab/><text:span text:style-name="T5">A=3</text:span></text:p>
      <text:p text:style-name="P8">B ← 10 <text:tab/><text:span text:style-name="T5">B=10</text:span></text:p>
      <text:p text:style-name="P8">C ← A + B <text:tab/><text:span text:style-name="T5">C=13</text:span></text:p>
      <text:p text:style-name="P8">B ← A + B<text:tab/><text:span text:style-name="T5">B=13</text:span></text:p>
      <text:p text:style-name="P8"><text:s/>A ← C <text:tab/><text:span text:style-name="T5">A=13</text:span></text:p>
      <text:p text:style-name="P8">Fin</text:p>
      <text:p text:style-name="P14"/>
      <text:p text:style-name="P14">Exercice 1.5</text:p>
      <text:p text:style-name="P15">Variables A, B en Entier </text:p>
      <text:p text:style-name="P15">Début</text:p>
      <text:p text:style-name="P8">A ← 5 <text:tab/><text:tab/><text:span text:style-name="T5">A=5</text:span></text:p>
      <text:p text:style-name="P8">B ← 2 <text:tab/><text:tab/><text:span text:style-name="T5">B=2</text:span></text:p>
      <text:p text:style-name="P8">A ← B <text:tab/><text:span text:style-name="T5">A=2</text:span></text:p>
      <text:p text:style-name="P8"><text:soft-page-break/>B ← A <text:tab/><text:span text:style-name="T5">B=5</text:span></text:p>
      <text:p text:style-name="P8">Fin</text:p>
      <text:p text:style-name="P7"/>
      <text:p text:style-name="P14">Exercice 1.6</text:p>
      <text:p text:style-name="P10"><text:span text:style-name="T8"/></text:p>
      <text:p text:style-name="P10"><text:span text:style-name="T8">Début</text:span><text:span text:style-name="T1"><text:line-break/></text:span><text:span text:style-name="T11">C ← A</text:span><text:span text:style-name="T1"><text:line-break/></text:span><text:span text:style-name="T11">A ← B</text:span><text:span text:style-name="T1"><text:line-break/></text:span><text:span text:style-name="T11">B ← C</text:span><text:span text:style-name="T1"><text:line-break/></text:span><text:span text:style-name="T11">Fin</text:span></text:p>
      <text:p text:style-name="P21"><text:span text:style-name="T11"/></text:p>
      <text:p text:style-name="P11"><text:span text:style-name="T9"><text:line-break/></text:span><text:span text:style-name="T10">E</text:span><text:span text:style-name="T9">x</text:span><text:span text:style-name="T10">ercice 1.7</text:span><text:span text:style-name="T11"><text:line-break/></text:span><text:span text:style-name="T12">Début</text:span></text:p>
      <text:p text:style-name="P13"><text:span text:style-name="T13">D ← C<text:line-break/>C ← B<text:line-break/>B ← A<text:line-break/>A ← D<text:line-break/>Fin</text:span></text:p>
      <text:p text:style-name="P20"><text:span text:style-name="T11">En fait, quel que soit le nombre de variables, une seule variable temporaire suffit…</text:span></text:p>
      <text:p text:style-name="P12"><text:span text:style-name="T11"/></text:p>
      <text:p text:style-name="P12"><text:span text:style-name="T11">E</text:span><text:span text:style-name="T6">xercice 1.8</text:span></text:p>
      <text:p text:style-name="P22"><text:span text:style-name="T15">Variables A, B, C en Caractères </text:span></text:p>
      <text:p text:style-name="P22"><text:span text:style-name="T15">Début </text:span></text:p>
      <text:p text:style-name="P24"><text:span text:style-name="T15">A ← "423" </text:span></text:p>
      <text:p text:style-name="P24"><text:span text:style-name="T15">B ← "12" </text:span></text:p>
      <text:p text:style-name="P24"><text:span text:style-name="T15">C ← A + B </text:span></text:p>
      <text:p text:style-name="P24"><text:span text:style-name="T15">Fin</text:span></text:p>
      <text:p text:style-name="P24"><text:span text:style-name="T15">Il ne peut produire qu’une erreur d’exécution, puisqu’on ne peut pas additionner des caractères.</text:span></text:p>
      <text:p text:style-name="P22"><text:span text:style-name="T6"/></text:p>
      <text:p text:style-name="P26"><text:span text:style-name="T14">Exercice 1.9</text:span></text:p>
      <text:p text:style-name="P27"><text:span text:style-name="T14">Variables A, B, C en Caractères </text:span></text:p>
      <text:p text:style-name="P27"><text:span text:style-name="T14"/></text:p>
      <text:p text:style-name="P27"><text:span text:style-name="T14">Début </text:span></text:p>
      <text:p text:style-name="P27"><text:span text:style-name="T14">A ← "423" </text:span></text:p>
      <text:p text:style-name="P27"><text:span text:style-name="T14">B ← "12" </text:span></text:p>
      <text:p text:style-name="P27"><text:span text:style-name="T14">C ← A &amp; B </text:span></text:p>
      <text:p text:style-name="P23"><text:span text:style-name="T15">A la fin de l’algorithme, C vaudra donc "42312".</text:span></text:p>
      <text:p text:style-name="P27"><text:span text:style-name="T14">Fin</text:span></text:p>
      <text:p text:style-name="P25"><text:span text:style-name="T16"/></text:p>
      <text:p text:style-name="P24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3:00:03.215522489</meta:creation-date>
    <dc:date>2023-03-22T15:22:33.719102323</dc:date>
    <meta:editing-duration>PT7M8S</meta:editing-duration>
    <meta:editing-cycles>1</meta:editing-cycles>
    <meta:document-statistic meta:table-count="0" meta:image-count="0" meta:object-count="0" meta:page-count="2" meta:paragraph-count="64" meta:word-count="261" meta:character-count="1011" meta:non-whitespace-character-count="763"/>
    <meta:generator>LibreOffice/7.3.7.2$Linux_X86_64 LibreOffice_project/30$Build-2</meta:generator>
  </office:meta>
</office:document-meta>
</file>